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08cm" fo:margin-left="-0.009cm" table:align="left" style:writing-mode="lr-tb"/>
    </style:style>
    <style:style style:name="Tabla1.A" style:family="table-column">
      <style:table-column-properties style:column-width="14.90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Tabla2" style:family="table">
      <style:table-properties style:width="10.629cm" table:align="center" style:writing-mode="lr-tb"/>
    </style:style>
    <style:style style:name="Tabla2.A" style:family="table-column">
      <style:table-column-properties style:column-width="10.629cm"/>
    </style:style>
    <style:style style:name="Tabla2.1" style:family="table-row">
      <style:table-row-properties style:min-row-height="1.374cm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P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1" fo:font-size="10pt" fo:language="pt" fo:country="BR" style:font-size-asian="10pt" style:font-name-complex="Arial3" style:font-size-complex="10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style:font-size-asian="10pt" style:font-name-complex="Arial3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3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1" fo:language="pt" fo:country="BR"/>
    </style:style>
    <style:style style:name="P9" style:family="paragraph" style:parent-style-name="Standard">
      <style:paragraph-properties fo:margin-top="0.106cm" fo:margin-bottom="0.106cm" fo:text-align="justify" style:justify-single-word="false"/>
    </style:style>
    <style:style style:name="P10" style:family="paragraph" style:parent-style-name="Standard">
      <style:paragraph-properties fo:margin-top="0.106cm" fo:margin-bottom="0.106cm" fo:text-align="justify" style:justify-single-word="false" style:text-autospace="none"/>
    </style:style>
    <style:style style:name="P11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12" style:family="paragraph" style:parent-style-name="Standard">
      <style:paragraph-properties fo:margin-top="0.106cm" fo:margin-bottom="0.106cm" fo:text-align="justify" style:justify-single-word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top="0.106cm" fo:margin-bottom="0.106cm" fo:text-align="justify" style:justify-single-word="false"/>
      <style:text-properties fo:font-weight="normal" fo:background-color="transparent" style:font-weight-asian="normal" style:font-weight-complex="normal"/>
    </style:style>
    <style:style style:name="P14" style:family="paragraph" style:parent-style-name="Standard">
      <style:paragraph-properties fo:margin-top="0.106cm" fo:margin-bottom="0.106cm" fo:text-align="justify" style:justify-single-word="false" style:text-autospace="none"/>
      <style:text-properties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24" style:family="paragraph" style:parent-style-name="Standard">
      <style:text-properties style:font-name="Arial1" fo:font-size="10pt" fo:font-style="normal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28" style:family="paragraph" style:parent-style-name="Standard"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42" style:family="paragraph" style:parent-style-name="Header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43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44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5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46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47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49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0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style:font-size-asian="10pt" style:font-name-complex="Arial1"/>
    </style:style>
    <style:style style:name="P51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1" fo:font-size="10pt" fo:font-weight="normal" fo:background-color="transparent" style:font-size-asian="10pt" style:font-weight-asian="normal" style:font-name-complex="Arial1" style:font-weight-complex="normal"/>
    </style:style>
    <style:style style:name="P52" style:family="paragraph" style:parent-style-name="Normal_20__28_Web_29_">
      <style:paragraph-properties fo:margin-top="0.049cm" fo:margin-bottom="0.049cm" fo:text-align="justify" style:justify-single-word="false"/>
    </style:style>
    <style:style style:name="P53" style:family="paragraph" style:parent-style-name="Normal_20__28_Web_29_">
      <style:paragraph-properties fo:margin-top="0.049cm" fo:margin-bottom="0.049cm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54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5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56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57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58" style:family="paragraph" style:parent-style-name="Body_20_Text_20_2">
      <style:text-properties style:font-name="Arial1" fo:font-size="10pt" fo:font-style="normal" fo:background-color="transparent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60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61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style:font-size-asian="10pt" style:font-name-complex="Arial3" style:font-size-complex="10pt" style:font-weight-complex="bold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style:font-size-asian="10pt" style:font-name-complex="Arial3" style:font-size-complex="10pt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3" style:font-size-complex="10pt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66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1" fo:font-size="10pt" fo:language="pt" fo:country="BR" fo:font-style="normal" style:font-size-asian="10pt" style:font-style-asian="normal" style:font-size-complex="10pt" style:font-style-complex="normal"/>
    </style:style>
    <style:style style:name="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4" style:family="text">
      <style:text-properties fo:color="#000000" style:font-name="Arial1" fo:language="es" fo:country="PY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fo:background-color="transparent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style:font-name-asian="Arial Unicode MS1" style:language-asian="pt" style:country-asian="BR" style:font-style-asian="normal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style:font-size-asian="10pt" style:font-style-asian="normal" style:font-name-complex="Arial3" style:font-size-complex="10pt" style:font-style-complex="normal"/>
    </style:style>
    <style:style style:name="T11" style:family="text">
      <style:text-properties fo:color="#000000" style:font-name="Arial1" fo:language="en" fo:country="US" style:text-underline-style="none" fo:background-color="#c0c0c0" style:font-name-complex="Arial1" style:font-style-complex="normal"/>
    </style:style>
    <style:style style:name="T12" style:family="text">
      <style:text-properties fo:color="#000000" fo:language="es" fo:country="PY" fo:font-weight="normal" style:font-weight-asian="normal" style:font-weight-complex="normal"/>
    </style:style>
    <style:style style:name="T13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4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15" style:family="text">
      <style:text-properties fo:color="#000000" fo:language="es" fo:country="PY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language="es" fo:country="PY" style:font-name-asian="Arial Unicode MS1" style:language-asian="pt" style:country-asian="BR" style:font-name-complex="Arial3"/>
    </style:style>
    <style:style style:name="T17" style:family="text">
      <style:text-properties fo:color="#000000" fo:language="es" fo:country="PY" style:text-underline-style="none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name-complex="Arial3" style:font-weight-complex="bold"/>
    </style:style>
    <style:style style:name="T19" style:family="text">
      <style:text-properties fo:color="#000000" fo:language="en" fo:country="US" fo:background-color="#c0c0c0" style:font-name-complex="Arial1"/>
    </style:style>
    <style:style style:name="T20" style:family="text">
      <style:text-properties fo:color="#000000" fo:language="en" fo:country="US" fo:background-color="transparent" style:font-name-complex="Arial1"/>
    </style:style>
    <style:style style:name="T21" style:family="text">
      <style:text-properties fo:color="#000000" fo:language="en" fo:country="US" fo:background-color="transparent" style:font-name-complex="Arial1" style:font-style-complex="italic"/>
    </style:style>
    <style:style style:name="T22" style:family="text">
      <style:text-properties fo:color="#000000" style:font-name="Arial" fo:font-size="10pt" fo:language="es" fo:country="PY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23" style:family="text">
      <style:text-properties fo:color="#000000" style:font-name="Arial" fo:language="en" fo:country="US" fo:background-color="transparent" style:font-name-complex="Arial3" style:font-style-complex="italic"/>
    </style:style>
    <style:style style:name="T24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5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6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8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style:font-name="Arial1" fo:language="es" fo:country="PY" style:font-name-asian="Arial Unicode MS1"/>
    </style:style>
    <style:style style:name="T30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1" style:family="text">
      <style:text-properties style:font-name="Tahoma1" fo:font-weight="normal" style:font-weight-asian="normal" style:font-weight-complex="normal"/>
    </style:style>
    <style:style style:name="T32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33" style:family="text">
      <style:text-properties fo:language="es" fo:country="PY" fo:font-style="normal" fo:background-color="transparent" style:font-style-asian="normal" style:font-name-complex="Arial3" style:font-style-complex="normal"/>
    </style:style>
    <style:style style:name="T34" style:family="text">
      <style:text-properties fo:language="es" fo:country="PY" fo:background-color="transparent" style:font-name-complex="Arial3"/>
    </style:style>
    <style:style style:name="T35" style:family="text">
      <style:text-properties fo:font-weight="bold" style:font-weight-asian="bold" style:font-name-complex="Arial3" style:font-weight-complex="bold"/>
    </style:style>
    <style:style style:name="T36" style:family="text">
      <style:text-properties fo:font-weight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super 65%" style:font-name="Arial1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9" style:family="text">
      <style:text-properties style:font-name="Arial2" fo:font-size="10pt" fo:font-style="normal" fo:font-weight="normal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0" style:family="text">
      <style:text-properties style:use-window-font-color="true" style:font-name="Arial1" fo:language="pt" fo:country="BR" fo:font-style="normal" fo:font-weight="normal" style:font-name-asian="Times New Roman1" style:language-asian="pt" style:country-asian="BR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Arial1" fo:language="pt" fo:country="BR" fo:font-weight="normal" style:font-name-asian="Times New Roman1" style:language-asian="pt" style:country-asian="BR" style:font-weight-asian="normal" style:font-weight-complex="normal"/>
    </style:style>
    <style:style style:name="T42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43" style:family="text">
      <style:text-properties fo:font-style="normal" fo:background-color="transparent" style:font-style-asian="normal" style:font-name-complex="Arial3" style:font-style-complex="normal"/>
    </style:style>
    <style:style style:name="T44" style:family="text">
      <style:text-properties fo:font-size="10pt" style:font-size-asian="10pt" style:font-name-complex="Arial3" style:font-size-complex="10pt" style:font-weight-complex="bold"/>
    </style:style>
    <style:style style:name="T45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INFORMAÇÕES E DOCUMENTOS EXIGIDOS ANEXOS AO REQUERIMENTO </text:p>
      <text:p text:style-name="P59"><text:span text:style-name="T35">ANEXO II, ITEM 11 DO DECRETO 4.074/02 E ALTERADO PELO </text:span><text:span text:style-name="T18">DECRETO 5.981/06</text:span></text:p>
      <text:p text:style-name="P18"/>
      <text:p text:style-name="P20"><text:bookmark-start text:name="bmkHeaderProd111"/><text:span text:style-name="T21"><text:placeholder text:placeholder-type="text">&lt;if test="o.type=='technical_product'"&gt;</text:placeholder></text:span><text:bookmark-end text:name="bmkHeaderProd111"/><text:span text:style-name="T20">PRODUTO TÉCNICO EQUIVALENTE</text:span><text:span text:style-name="T21"><text:placeholder text:placeholder-type="text">&lt;/if&gt;</text:placeholder></text:span><text:bookmark-start text:name="bmkHeaderProd2111"/><text:span text:style-name="T21"><text:placeholder text:placeholder-type="text">&lt;if test="o.type=='formulated_product'"&gt;</text:placeholder></text:span><text:bookmark-end text:name="bmkHeaderProd2111"/><text:span text:style-name="T23">PRODUTO FORMULADO A BASE DE PRODUTO TÉCNICO EQUIVALENTE</text:span><text:span text:style-name="T21"><text:placeholder text:placeholder-type="text">&lt;/if&gt;</text:placeholder></text:span></text:p>
      <text:p text:style-name="P17"/>
      <text:p text:style-name="P17">11. Anexos:<text:span text:style-name="T31"> </text:span><text:span text:style-name="T19"><text:placeholder text:placeholder-type="text">&lt;setLang('pt_BR')&gt;</text:placeholder></text:span></text:p>
      <text:p text:style-name="P1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11.1 Relatório Técnico </text:p>
            <text:p text:style-name="P19"/>
            <text:p text:style-name="P23">Segue anexo relatório técnico.</text:p>
            <text:p text:style-name="P19"/>
          </table:table-cell>
        </table:table-row>
        <table:table-row table:style-name="Tabla1.2">
          <table:table-cell table:style-name="Tabla1.A1" office:value-type="string">
            <text:p text:style-name="P21">11.2 Comprovante de que a empresa requerente está devidamente registrada nessa modalidade em órgão competente do Estado:</text:p>
            <text:p text:style-name="P21"/>
            <text:p text:style-name="P26"><text:span text:style-name="T28">A empresa </text:span><text:span text:style-name="T28"><text:placeholder text:placeholder-type="text">&lt;o.operative_id.name&gt;</text:placeholder></text:span><text:span text:style-name="T28"> está devidamente cadastrada junto ao órgão SEAB/PR sob o n</text:span><text:span text:style-name="T39">°</text:span><text:span text:style-name="Fuente_20_de_20_párrafo_20_predeter."><text:span text:style-name="T38"> </text:span></text:span><text:span text:style-name="T28"><text:placeholder text:placeholder-type="text">&lt;o.operative_id.partner_id.gov_registration_code&gt;</text:placeholder></text:span><text:span text:style-name="T28"> conforme dados cadastrais da empresa junto à CGAA.</text:span></text:p>
            <text:p text:style-name="P48"/>
          </table:table-cell>
        </table:table-row>
        <table:table-row table:style-name="Tabla1.3">
          <table:table-cell table:style-name="Tabla1.A1" office:value-type="string">
            <text:p text:style-name="P57">11.3 Idem, relativamente ao(s) fabricante(s) estabelecido(s) no País:</text:p>
            <text:p text:style-name="P37"/>
            <text:p text:style-name="P37"><text:placeholder text:placeholder-type="text">&lt;if test="partner(o, 'manufacturer')"&gt;</text:placeholder></text:p>
            <text:p text:style-name="P37"><text:placeholder text:placeholder-type="text">&lt;for each="manufacturer in partners(o, 'manufacturer')"&gt;</text:placeholder></text:p>
            <text:p text:style-name="P46"><text:span text:style-name="Fuente_20_de_20_párrafo_20_predeter."><text:span text:style-name="T33"><text:placeholder text:placeholder-type="text">&lt;if test="manufacturer.country_id.id ==32"&gt;</text:placeholder></text:span></text:span></text:p>
            <text:p text:style-name="P46"><text:span text:style-name="Fuente_20_de_20_párrafo_20_predeter."><text:span text:style-name="T33"><text:placeholder text:placeholder-type="text">&lt;manufacturer.name&gt;</text:placeholder></text:span></text:span></text:p>
            <text:p text:style-name="P46"><text:span text:style-name="T43">A empresa <text:s/></text:span><text:span text:style-name="T43"><text:placeholder text:placeholder-type="text">&lt;manufacturer.name&gt;</text:placeholder></text:span><text:span text:style-name="T43"> <text:s/>devidamente cadastrada junto ao estado <text:s text:c="2"/></text:span><text:span text:style-name="T43"><text:placeholder text:placeholder-type="text">&lt;manufacturer.state_id.name&gt;</text:placeholder></text:span><text:span text:style-name="T43"> sob o nº </text:span><text:span text:style-name="T43"><text:placeholder text:placeholder-type="text">&lt;manufacturer.gov_registration_code&gt;</text:placeholder></text:span><text:span text:style-name="T43"> conforme dados cadastrais da empresa junto à CGAA.</text:span></text:p>
            <text:p text:style-name="P34"><text:placeholder text:placeholder-type="text">&lt;/if&gt;</text:placeholder></text:p>
            <text:p text:style-name="P47"><text:span text:style-name="Fuente_20_de_20_párrafo_20_predeter."><text:span text:style-name="T34"><text:placeholder text:placeholder-type="text">&lt;if test="manufacturer.country_id.id !=32"&gt;</text:placeholder></text:span></text:span></text:p>
            <text:p text:style-name="P36"><text:span text:style-name="Fuente_20_de_20_párrafo_20_predeter."><text:span text:style-name="T34">Não se aplica. Trata-se de fabricante internacional.</text:span></text:span></text:p>
            <text:p text:style-name="P34"><text:placeholder text:placeholder-type="text">&lt;/if&gt;</text:placeholder></text:p>
            <text:p text:style-name="P34"><text:placeholder text:placeholder-type="text">&lt;/for&gt;</text:placeholder></text:p>
            <text:p text:style-name="P34"><text:placeholder text:placeholder-type="text">&lt;/if&gt;</text:placeholder><text:bookmark text:name="Bookmark"/></text:p>
            <text:p text:style-name="P3"><text:span text:style-name="Fuente_20_de_20_párrafo_20_predeter."><text:span text:style-name="T26"/></text:span></text:p>
          </table:table-cell>
        </table:table-row>
        <table:table-row table:style-name="Tabla1.3">
          <table:table-cell table:style-name="Tabla1.A4" office:value-type="string">
            <text:p text:style-name="P21">11.4 Idem, relativamente ao(s) formulador(es) estabelecido(s) no País:</text:p>
            <text:p text:style-name="P60"/>
            <text:p text:style-name="P60"><text:bookmark-start text:name="bmkHeaderProd1"/><text:placeholder text:placeholder-type="text">&lt;if test="o.type=='technical_product'"&gt;</text:placeholder><text:bookmark-end text:name="bmkHeaderProd1"/></text:p>
            <text:p text:style-name="P29"><text:span text:style-name="Fuente_20_de_20_párrafo_20_predeter."><text:span text:style-name="T30">Não se aplica. Trata-se de </text:span></text:span><text:span text:style-name="Fuente_20_de_20_párrafo_20_predeter."><text:span text:style-name="T30">produ</text:span></text:span><text:span text:style-name="Fuente_20_de_20_párrafo_20_predeter."><text:span text:style-name="T30">t</text:span></text:span><text:span text:style-name="Fuente_20_de_20_párrafo_20_predeter."><text:span text:style-name="T30">o técnico</text:span></text:span><text:span text:style-name="Fuente_20_de_20_párrafo_20_predeter."><text:span text:style-name="T30">.</text:span></text:span></text:p>
            <text:p text:style-name="P42"><text:span text:style-name="Fuente_20_de_20_párrafo_20_predeter."><text:span text:style-name="T3"><text:placeholder text:placeholder-type="text">&lt;/if&gt;</text:placeholder></text:span></text:span></text:p>
            <text:p text:style-name="P42"><text:span text:style-name="Fuente_20_de_20_párrafo_20_predeter."><text:span text:style-name="T3"><text:placeholder text:placeholder-type="text">&lt;if test="o.type=='formulated_product'"&gt;</text:placeholder></text:span></text:span></text:p>
            <text:p text:style-name="P35"><text:span text:style-name="Fuente_20_de_20_párrafo_20_predeter."><text:span text:style-name="T11"><text:placeholder text:placeholder-type="text">&lt;for each="partner in partners(o, 'formulator')"&gt;</text:placeholder></text:span></text:span></text:p>
            <text:p text:style-name="P50"><text:span text:style-name="Fuente_20_de_20_párrafo_20_predeter."><text:span text:style-name="T14"><text:placeholder text:placeholder-type="text">&lt;if test="partner.country_id.id ==32"&gt;</text:placeholder></text:span></text:span></text:p>
            <text:p text:style-name="P52"><text:span text:style-name="Fuente_20_de_20_párrafo_20_predeter."><text:span text:style-name="T8"><text:placeholder text:placeholder-type="text">&lt;partner.name&gt;</text:placeholder></text:span></text:span></text:p>
            <text:p text:style-name="P52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partner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8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,</text:span></text:span><text:span text:style-name="Fuente_20_de_20_párrafo_20_predeter."><text:span text:style-name="T8"> sob </text:span></text:span><text:span text:style-name="Fuente_20_de_20_párrafo_20_predeter."><text:span text:style-name="T8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partner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52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52"><text:span text:style-name="Fuente_20_de_20_párrafo_20_predeter."><text:span text:style-name="T8"><text:placeholder text:placeholder-type="text">&lt;choose&gt;</text:placeholder></text:span></text:span></text:p>
            <text:p text:style-name="P52"><text:span text:style-name="Fuente_20_de_20_párrafo_20_predeter."><text:span text:style-name="T8"><text:placeholder text:placeholder-type="text">&lt;when test="partner.id==presentation.partner_document_id.partner_id.id"&gt;</text:placeholder></text:span></text:span></text:p>
            <text:p text:style-name="P11"><text:soft-page-break/><text:span text:style-name="Fuente_20_de_20_párrafo_20_predeter."><text:span text:style-name="T5">Declaração de formulador, emitida em </text:span></text:span><text:span text:style-name="Fuente_20_de_20_párrafo_20_predeter."><text:span text:style-name="T5"><text:placeholder text:placeholder-type="text">&lt;if test="presentation.partner_document_id.issue_date"&gt;</text:placeholder></text:span></text:span><text:span text:style-name="Fuente_20_de_20_párrafo_20_predeter."><text:span text:style-name="T5"><text:placeholder text:placeholder-type="text">&lt;formatLang(presentation.partner_document_id.issue_date, date=True)&gt;</text:placeholder></text:span></text:span><text:span text:style-name="Fuente_20_de_20_párrafo_20_predeter."><text:span text:style-name="T5"><text:placeholder text:placeholder-type="text">&lt;/if&gt;</text:placeholder></text:span></text:span></text:p>
            <text:p text:style-name="P54"><text:span text:style-name="Fuente_20_de_20_párrafo_20_predeter."><text:span text:style-name="T5"><text:placeholder text:placeholder-type="text">&lt;/when&gt;</text:placeholder></text:span></text:span></text:p>
            <text:p text:style-name="P54"><text:span text:style-name="Fuente_20_de_20_párrafo_20_predeter."><text:span text:style-name="T5"><text:placeholder text:placeholder-type="text">&lt;/choose&gt;</text:placeholder></text:span></text:span></text:p>
            <text:p text:style-name="P55"><text:span text:style-name="Fuente_20_de_20_párrafo_20_predeter."><text:span text:style-name="T4"><text:placeholder text:placeholder-type="text">&lt;/for&gt;</text:placeholder></text:span></text:span></text:p>
            <text:p text:style-name="P9"><text:span text:style-name="Fuente_20_de_20_párrafo_20_predeter."><text:span text:style-name="T27">Cadastro Estadual junto à 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 sob número</text:span></text:span></text:p>
            <text:p text:style-name="P13"><text:span text:style-name="Fuente_20_de_20_párrafo_20_predeter."><text:span text:style-name="T10"><text:placeholder text:placeholder-type="text">&lt;partner.gov_registration_code&gt;</text:placeholder></text:span></text:span><text:span text:style-name="Fuente_20_de_20_párrafo_20_predeter."><text:span text:style-name="T10">, emitido em </text:span></text:span><text:span text:style-name="Fuente_20_de_20_párrafo_20_predeter."><text:span text:style-name="T10"><text:placeholder text:placeholder-type="text">&lt;if test="partner.gov_registration_date"&gt;</text:placeholder></text:span></text:span><text:span text:style-name="Fuente_20_de_20_párrafo_20_predeter."><text:span text:style-name="T10"><text:placeholder text:placeholder-type="text">&lt;formatLang(partner.go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13"><text:span text:style-name="Fuente_20_de_20_párrafo_20_predeter."><text:span text:style-name="T10">Licença de Operação n </text:span></text:span><text:span text:style-name="Fuente_20_de_20_párrafo_20_predeter."><text:span text:style-name="T10"><text:placeholder text:placeholder-type="text">&lt;partner.env_registration_code&gt;</text:placeholder></text:span></text:span><text:span text:style-name="Fuente_20_de_20_párrafo_20_predeter."><text:span text:style-name="T10">, emitida pela </text:span></text:span><text:span text:style-name="Fuente_20_de_20_párrafo_20_predeter."><text:span text:style-name="T10"><text:placeholder text:placeholder-type="text">&lt;partner.env_registration_agency.name&gt;</text:placeholder></text:span></text:span><text:span text:style-name="Fuente_20_de_20_párrafo_20_predeter."><text:span text:style-name="T10"> <text:s/>em </text:span></text:span><text:span text:style-name="Fuente_20_de_20_párrafo_20_predeter."><text:span text:style-name="T10"><text:placeholder text:placeholder-type="text">&lt;if test="partner.env_registration_date"&gt;</text:placeholder></text:span></text:span><text:span text:style-name="Fuente_20_de_20_párrafo_20_predeter."><text:span text:style-name="T10"><text:placeholder text:placeholder-type="text">&lt;formatLang(partner.en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15">Certificado de Regularidade do IBAMA – cópia simples extraída do site do IBAMA</text:p>
            <text:p text:style-name="P14"><text:span text:style-name="Fuente_20_de_20_párrafo_20_predeter."><text:span text:style-name="T10"><text:placeholder text:placeholder-type="text">&lt;/if&gt;</text:placeholder></text:span></text:span></text:p>
            <text:p text:style-name="P51"><text:span text:style-name="Fuente_20_de_20_párrafo_20_predeter."><text:span text:style-name="T10"><text:placeholder text:placeholder-type="text">&lt;if test="partner.country_id.id !=32"&gt;</text:placeholder></text:span></text:span></text:p>
            <text:p text:style-name="P9"><text:span text:style-name="Fuente_20_de_20_párrafo_20_predeter."><text:span text:style-name="T8"><text:placeholder text:placeholder-type="text">&lt;partner.name&gt;</text:placeholder></text:span></text:span></text:p>
            <text:p text:style-name="P10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10"><text:span text:style-name="Fuente_20_de_20_párrafo_20_predeter."><text:span text:style-name="T8"><text:placeholder text:placeholder-type="text">&lt;choose&gt;</text:placeholder></text:span></text:span></text:p>
            <text:p text:style-name="P10"><text:span text:style-name="Fuente_20_de_20_párrafo_20_predeter."><text:span text:style-name="T8"><text:placeholder text:placeholder-type="text">&lt;when test="partner.id ==presentation.partner_document_id.partner_id.id"&gt;</text:placeholder></text:span></text:span></text:p>
            <text:p text:style-name="P9"><text:span text:style-name="T25">Segue anexa cópia autenticada, com tradução juramentada, da Declaração de Formulador da empresa </text:span><text:span text:style-name="Fuente_20_de_20_párrafo_20_predeter."><text:span text:style-name="T8"><text:placeholder text:placeholder-type="text">&lt;partner.name&gt;</text:placeholder></text:span></text:span><text:span text:style-name="T25"> emitida e</text:span><text:span text:style-name="Fuente_20_de_20_párrafo_20_predeter."><text:span text:style-name="T9">m </text:span></text:span><text:span text:style-name="Fuente_20_de_20_párrafo_20_predeter."><text:span text:style-name="T8"><text:placeholder text:placeholder-type="text">&lt;if test="presentation.partner_document_id.issue_date"&gt;</text:placeholder></text:span></text:span><text:span text:style-name="Fuente_20_de_20_párrafo_20_predeter."><text:span text:style-name="T8"><text:placeholder text:placeholder-type="text">&lt;formatLang(presentation.partner_document_id.issue_date, date=True)&gt;</text:placeholder></text:span></text:span><text:span text:style-name="Fuente_20_de_20_párrafo_20_predeter."><text:span text:style-name="T8"><text:placeholder text:placeholder-type="text">&lt;/if&gt;</text:placeholder></text:span></text:span><text:span text:style-name="Fuente_20_de_20_párrafo_20_predeter."><text:span text:style-name="T8">.</text:span></text:span></text:p>
            <text:p text:style-name="P12"><text:span text:style-name="T24">Cadastro Estadual, Licença de Operação e Certificado de Regularidade junto ao IBAMA: Não se aplica, trata-se de Formulador estrangeir</text:span><text:span text:style-name="T24">o</text:span></text:p>
            <text:p text:style-name="P54"><text:span text:style-name="Fuente_20_de_20_párrafo_20_predeter."><text:span text:style-name="T5"><text:placeholder text:placeholder-type="text">&lt;/when&gt;</text:placeholder></text:span></text:span></text:p>
            <text:p text:style-name="P54"><text:span text:style-name="Fuente_20_de_20_párrafo_20_predeter."><text:span text:style-name="T5"><text:placeholder text:placeholder-type="text">&lt;/choose&gt;</text:placeholder></text:span></text:span></text:p>
            <text:p text:style-name="P55"><text:span text:style-name="Fuente_20_de_20_párrafo_20_predeter."><text:span text:style-name="T4"><text:placeholder text:placeholder-type="text">&lt;/for&gt;</text:placeholder></text:span></text:span></text:p>
            <text:p text:style-name="P55"><text:span text:style-name="Fuente_20_de_20_párrafo_20_predeter."><text:span text:style-name="T4"><text:placeholder text:placeholder-type="text">&lt;/if&gt;</text:placeholder></text:span></text:span></text:p>
            <text:p text:style-name="P55"><text:span text:style-name="Fuente_20_de_20_párrafo_20_predeter."><text:span text:style-name="T4"/></text:span></text:p>
            <text:p text:style-name="P55"><text:span text:style-name="Fuente_20_de_20_párrafo_20_predeter."><text:span text:style-name="T4"><text:placeholder text:placeholder-type="text">&lt;/for&gt;</text:placeholder></text:span></text:span></text:p>
            <text:p text:style-name="P42"><text:span text:style-name="Fuente_20_de_20_párrafo_20_predeter."><text:span text:style-name="T2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9">11.5 Documento comprobatório da condição de representante legal da empresa requerente:</text:p>
            <text:p text:style-name="P19"/>
            <text:p text:style-name="P56"><text:span text:style-name="Fuente_20_de_20_párrafo_20_predeter."><text:span text:style-name="T4"><text:placeholder text:placeholder-type="text">&lt;o.proxy_id.name&gt;</text:placeholder></text:span></text:span><text:span text:style-name="Fuente_20_de_20_párrafo_20_predeter."><text:span text:style-name="T4"> <text:s/>é representante legal da empresa </text:span></text:span><text:span text:style-name="Fuente_20_de_20_párrafo_20_predeter."><text:span text:style-name="T4"><text:placeholder text:placeholder-type="text">&lt;o.operative_id.name&gt;</text:placeholder></text:span></text:span><text:span text:style-name="Fuente_20_de_20_párrafo_20_predeter."><text:span text:style-name="T4">, conforme consta da procuração de </text:span></text:span><text:span text:style-name="Fuente_20_de_20_párrafo_20_predeter."><text:span text:style-name="T4"><text:placeholder text:placeholder-type="text">&lt;if test="o.proxy_id.gov_registration_date"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formatLang(o.proxy_id.gov_registration_date,date='True'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, constante da pasta cadastral junto à CGAA.</text:span></text:span></text:p>
            <text:p text:style-name="P25"/>
          </table:table-cell>
        </table:table-row>
        <table:table-row table:style-name="Tabla1.5">
          <table:table-cell table:style-name="Tabla1.A4" office:value-type="string">
            <text:p text:style-name="P19">11.6 Certificado de análise física do produto:</text:p>
            <text:p text:style-name="P16"><text:span text:style-name="Fuente_20_de_20_párrafo_20_predeter."><text:span text:style-name="T13"/></text:span></text:p>
            <text:p text:style-name="P53"><text:span text:style-name="Fuente_20_de_20_párrafo_20_predeter."><text:span text:style-name="T32"><text:placeholder text:placeholder-type="text">&lt;for each="study in o.study_presentation_ids"&gt;</text:placeholder></text:span></text:span></text:p>
            <text:p text:style-name="P53"><text:span text:style-name="Fuente_20_de_20_párrafo_20_predeter."><text:span text:style-name="T32"><text:placeholder text:placeholder-type="text">&lt;if test="study.document_category_id.name =='Certificado de análise física-química'"&gt;</text:placeholder></text:span></text:span></text:p>
            <text:p text:style-name="P49"><text:span text:style-name="T37">De acordo com o resultado da análise, o produto encontra-se dentro das especificações, conforme cópia autenticada do Certificado de Análise <text:s/>nº </text:span><text:span text:style-name="T37"><text:placeholder text:placeholder-type="text">&lt;study.study_id.reference&gt;</text:placeholder></text:span><text:span text:style-name="T37">, </text:span><text:soft-page-break/><text:span text:style-name="T37">expedido pela </text:span><text:span text:style-name="T37"><text:placeholder text:placeholder-type="text">&lt;study.study_id.laboratory_id.name&gt;</text:placeholder></text:span></text:p>
            <text:p text:style-name="P55"><text:span text:style-name="Fuente_20_de_20_párrafo_20_predeter."><text:span text:style-name="T4"><text:placeholder text:placeholder-type="text">&lt;/if&gt;</text:placeholder></text:span></text:span></text:p>
            <text:p text:style-name="P43"><text:span text:style-name="Fuente_20_de_20_párrafo_20_predeter."><text:span text:style-name="T15"><text:placeholder text:placeholder-type="text">&lt;/for&gt;</text:placeholder></text:span></text:span></text:p>
            <text:p text:style-name="P43"><text:span text:style-name="Fuente_20_de_20_párrafo_20_predeter."><text:span text:style-name="T15"/></text:span></text:p>
          </table:table-cell>
        </table:table-row>
        <table:table-row table:style-name="Tabla1.7">
          <table:table-cell table:style-name="Tabla1.A1" office:value-type="string">
            <text:p text:style-name="P57">11.7 Quando existentes informações sobre a situação do produto, registro, usos autorizados, restrições e seus motivos, relativamente ao País de origem:</text:p>
            <text:p text:style-name="P58"/>
            <text:p text:style-name="P33"><text:span text:style-name="Fuente_20_de_20_párrafo_20_predeter."><text:span text:style-name="T16"><text:placeholder text:placeholder-type="text">&lt;for each="inf in informations(o, 'Restrições de uso','approved')"&gt;</text:placeholder></text:span></text:span></text:p>
            <text:p text:style-name="P30"><text:span text:style-name="Fuente_20_de_20_párrafo_20_predeter."><text:span text:style-name="T6"><text:placeholder text:placeholder-type="text">&lt;insert_html(inf)&gt;</text:placeholder></text:span></text:span></text:p>
            <text:p text:style-name="P28"><text:span text:style-name="Fuente_20_de_20_párrafo_20_predeter."><text:span text:style-name="T29"><text:placeholder text:placeholder-type="text">&lt;/for&gt;</text:placeholder></text:span></text:span></text:p>
            <text:p text:style-name="P28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1" office:value-type="string">
            <text:p text:style-name="P2">11.8 Informações sobre a existência de restrições ou proibições a produtos à base do mesmo ingrediente ativo e seus motivos, em outros países:</text:p>
            <text:p text:style-name="P2"/>
            <text:p text:style-name="P39"><text:span text:style-name="Fuente_20_de_20_párrafo_20_predeter."><text:span text:style-name="T6"><text:placeholder text:placeholder-type="text">&lt;for each="inf in informations(o, 'Restrições em outros países','approved')"&gt;</text:placeholder></text:span></text:span></text:p>
            <text:p text:style-name="P40"><text:span text:style-name="Fuente_20_de_20_párrafo_20_predeter."><text:span text:style-name="T6"><text:placeholder text:placeholder-type="text">&lt;insert_html(inf)&gt;</text:placeholder></text:span></text:span></text:p>
            <text:p text:style-name="P41"><text:span text:style-name="Fuente_20_de_20_párrafo_20_predeter."><text:span text:style-name="T29"><text:placeholder text:placeholder-type="text">&lt;/for&gt;</text:placeholder></text:span></text:span></text:p>
            <text:p text:style-name="P41"><text:span text:style-name="Fuente_20_de_20_párrafo_20_predeter."><text:span text:style-name="T29"/></text:span></text:p>
          </table:table-cell>
        </table:table-row>
        <table:table-row table:style-name="Tabla1.8">
          <table:table-cell table:style-name="Tabla1.A4" office:value-type="string">
            <text:p text:style-name="P57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57"/>
            <text:p text:style-name="P31"><text:span text:style-name="Fuente_20_de_20_párrafo_20_predeter."><text:span text:style-name="T6"><text:placeholder text:placeholder-type="text">&lt;for each="inf in informations(o, 'Método de desativação','approved')"&gt;</text:placeholder></text:span></text:span></text:p>
            <text:p text:style-name="P30"><text:span text:style-name="Fuente_20_de_20_párrafo_20_predeter."><text:span text:style-name="T6"><text:placeholder text:placeholder-type="text">&lt;insert_html(inf)&gt;</text:placeholder></text:span></text:span></text:p>
            <text:p text:style-name="P32"><text:span text:style-name="Fuente_20_de_20_párrafo_20_predeter."><text:span text:style-name="T7"><text:placeholder text:placeholder-type="text">&lt;/for&gt;</text:placeholder></text:span></text:span></text:p>
            <text:p text:style-name="P32"><text:span text:style-name="Fuente_20_de_20_párrafo_20_predeter."><text:span text:style-name="T7"/></text:span></text:p>
            <text:p text:style-name="P55"><text:span text:style-name="Fuente_20_de_20_párrafo_20_predeter."><text:span text:style-name="T4"><text:placeholder text:placeholder-type="text">&lt;for each="study in o.study_presentation_ids"&gt;</text:placeholder></text:span></text:span></text:p>
            <text:p text:style-name="P44"><text:span text:style-name="Fuente_20_de_20_párrafo_20_predeter."><text:span text:style-name="T12"><text:placeholder text:placeholder-type="text">&lt;if test="study.document_category_id.name =='Laudo de Desativação'"&gt;</text:placeholder></text:span></text:span></text:p>
            <text:p text:style-name="P22"><text:span text:style-name="T42">Segue anexa cópia autenticada do Laudo Técnico nº </text:span><text:span text:style-name="Fuente_20_de_20_párrafo_20_predeter."><text:span text:style-name="T42"><text:placeholder text:placeholder-type="text">&lt;study.study_id.reference&gt;</text:placeholder></text:span></text:span><text:span text:style-name="Fuente_20_de_20_párrafo_20_predeter."><text:span text:style-name="T42"> </text:span></text:span><text:span text:style-name="T42">da </text:span><text:span text:style-name="Fuente_20_de_20_párrafo_20_predeter."><text:span text:style-name="T42"><text:placeholder text:placeholder-type="text">&lt;study.study_id.laboratory_id.name&gt;</text:placeholder></text:span></text:span><text:span text:style-name="Fuente_20_de_20_párrafo_20_predeter."><text:span text:style-name="T42"> </text:span></text:span><text:span text:style-name="T42">referente à desativação do produto </text:span><text:bookmark-start text:name="bmkHeaderProd11"/><text:span text:style-name="Fuente_20_de_20_párrafo_20_predeter."><text:span text:style-name="T42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42"><text:placeholder text:placeholder-type="text">&lt;o.technical_product_id.name&gt;</text:placeholder></text:span></text:span><text:span text:style-name="Fuente_20_de_20_párrafo_20_predeter."><text:span text:style-name="T42"><text:placeholder text:placeholder-type="text">&lt;/if&gt;</text:placeholder></text:span></text:span><text:bookmark-start text:name="bmkHeaderProd211"/><text:span text:style-name="Fuente_20_de_20_párrafo_20_predeter."><text:span text:style-name="T42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42"><text:placeholder text:placeholder-type="text">&lt;o.formulated_product_id.name&gt;</text:placeholder></text:span></text:span><text:span text:style-name="Fuente_20_de_20_párrafo_20_predeter."><text:span text:style-name="T42"><text:placeholder text:placeholder-type="text">&lt;/if&gt;</text:placeholder></text:span></text:span><text:span text:style-name="T42">, de </text:span><text:span text:style-name="Fuente_20_de_20_párrafo_20_predeter."><text:span text:style-name="T42"><text:placeholder text:placeholder-type="text">&lt;formatLang(study.study_id.approval_date, date=True)&gt;</text:placeholder></text:span></text:span></text:p>
            <text:p text:style-name="P55"><text:span text:style-name="Fuente_20_de_20_párrafo_20_predeter."><text:span text:style-name="T40"><text:placeholder text:placeholder-type="text">&lt;/if&gt;</text:placeholder></text:span></text:span></text:p>
            <text:p text:style-name="P45"><text:span text:style-name="Fuente_20_de_20_párrafo_20_predeter."><text:span text:style-name="T41"><text:placeholder text:placeholder-type="text">&lt;/for&gt;</text:placeholder></text:span></text:span></text:p>
            <text:p text:style-name="P45"><text:span text:style-name="Fuente_20_de_20_párrafo_20_predeter."><text:span text:style-name="T41"/></text:span></text:p>
          </table:table-cell>
        </table:table-row>
        <table:table-row table:style-name="Tabla1.8">
          <table:table-cell table:style-name="Tabla1.A4" office:value-type="string">
            <text:p text:style-name="P57">11.10 Cópia do Certificado de Registro Especial Temporário – RET quando houver testes realizados no Brasil.</text:p>
            <text:p text:style-name="P27"><text:span text:style-name="Fuente_20_de_20_párrafo_20_predeter."><text:span text:style-name="T32"/></text:span></text:p>
            <text:p text:style-name="P27"><text:span text:style-name="Fuente_20_de_20_párrafo_20_predeter."><text:span text:style-name="T32"><text:placeholder text:placeholder-type="text">&lt;for each="ret in o.product_in_ret_ids"&gt;</text:placeholder></text:span></text:span></text:p>
            <text:p text:style-name="P57"><text:span text:style-name="T36">Segue cópia autenticada do RET</text:span><text:span text:style-name="Fuente_20_de_20_párrafo_20_predeter."><text:span text:style-name="T12">. </text:span></text:span><text:span text:style-name="T36"><text:s/>Nº </text:span><text:span text:style-name="Fuente_20_de_20_párrafo_20_predeter."><text:span text:style-name="T12"><text:placeholder text:placeholder-type="text">&lt;ret.ret_registry_id.registry_number&gt;</text:placeholder></text:span></text:span><text:span text:style-name="Fuente_20_de_20_párrafo_20_predeter."><text:span text:style-name="T12"> </text:span></text:span><text:span text:style-name="T36">emitido em </text:span><text:span text:style-name="Fuente_20_de_20_párrafo_20_predeter."><text:span text:style-name="T12"><text:placeholder text:placeholder-type="text">&lt;formatLang(ret.ret_registry_id.registry_date,date=True)&gt;</text:placeholder></text:span></text:span><text:span text:style-name="Fuente_20_de_20_párrafo_20_predeter."><text:span text:style-name="T12"> </text:span></text:span><text:span text:style-name="T36">com validade até </text:span><text:span text:style-name="Fuente_20_de_20_párrafo_20_predeter."><text:span text:style-name="T12"><text:placeholder text:placeholder-type="text">&lt;formatLang(ret.ret_registry_id.registry_expiration_date,date=True)&gt;</text:placeholder></text:span></text:span><text:span text:style-name="T36">, que suporta as pesquisas realizadas para o produto codificado como </text:span><text:span text:style-name="Fuente_20_de_20_párrafo_20_predeter."><text:span text:style-name="T12"><text:placeholder text:placeholder-type="text">&lt;ret.scientific_name&gt;</text:placeholder></text:span></text:span></text:p>
            <text:p text:style-name="P44"><text:span text:style-name="Fuente_20_de_20_párrafo_20_predeter."><text:span text:style-name="T12"><text:placeholder text:placeholder-type="text">&lt;/for&gt;</text:placeholder></text:span></text:span></text:p>
            <text:p text:style-name="P44"><text:span text:style-name="Fuente_20_de_20_párrafo_20_predeter."><text:span text:style-name="T12"/></text:span></text:p>
          </table:table-cell>
        </table:table-row>
        <table:table-row table:style-name="Tabla1.8">
          <table:table-cell table:style-name="Tabla1.A4" office:value-type="string">
            <text:p text:style-name="P57">11.11 Carta de Autorização de uso de dados.</text:p>
            <text:p text:style-name="P57"/>
            <text:p text:style-name="P38"><text:placeholder text:placeholder-type="text">&lt;for each="partner in partners(o, 'manufacturer')"&gt;</text:placeholder></text:p>
            <text:p text:style-name="P22"><text:span text:style-name="Fuente_20_de_20_párrafo_20_predeter."><text:span text:style-name="T12">Segue Cópia autenticada da carta de autorização para a utilização de dados da </text:span>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2">, juntamente com cópia de sua tradução juramentada.</text:span></text:span></text:p>
            <text:p text:style-name="P22"><text:span text:style-name="Fuente_20_de_20_párrafo_20_predeter."><text:span text:style-name="T17"><text:placeholder text:placeholder-type="text">&lt;/for&gt;</text:placeholder></text:span></text:span></text:p>
            <text:p text:style-name="P44"><text:soft-page-break/><text:span text:style-name="Fuente_20_de_20_párrafo_20_predeter."><text:span text:style-name="T22"/></text:span></text:p>
          </table:table-cell>
        </table:table-row>
      </table:table>
      <text:p text:style-name="P24"/>
      <text:p text:style-name="P24"/>
      <text:p text:style-name="P24"/>
      <text:p text:style-name="P8"><text:span text:style-name="T44">Curitiba, </text:span><text:span text:style-name="T45"><text:date style:data-style-name="N76" text:date-value="2013-09-30T15:44:10" text:fixed="true">30 de setembro de 2013</text:date></text:span><text:span text:style-name="T44"> </text:span></text:p>
      <text:p text:style-name="P4"/>
      <text:p text:style-name="P4"/>
      <text:p text:style-name="P4"/>
      <text:p text:style-name="P6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ALTA – América Latina Tecnologia Agrícola</text:p>
            <text:p text:style-name="P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5">Responsável Técnico e Representante Legal</text:p>
          </table:table-cell>
        </table:table-row>
      </table:table>
      <text:p text:style-name="P66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53</meta:editing-cycles>
    <meta:print-date>2010-03-22T17:26:00</meta:print-date>
    <meta:creation-date>2013-06-07T14:09:01</meta:creation-date>
    <dc:date>2014-02-12T15:49:40</dc:date>
    <meta:editing-duration>P3DT8H6M19S</meta:editing-duration>
    <meta:generator>LibreOffice/3.5$Linux_X86_64 LibreOffice_project/350m1$Build-2</meta:generator>
    <dc:creator>Juan Scarafia</dc:creator>
    <meta:document-statistic meta:table-count="2" meta:image-count="0" meta:object-count="0" meta:page-count="4" meta:paragraph-count="92" meta:word-count="629" meta:character-count="6457" meta:non-whitespace-character-count="5902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